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3.82mm" svg:y="396.13mm">
            <loext:p draw:notify-on-update-of-ranges="Sheet1.C3:Sheet1.C3 Sheet1.C4:Sheet1.C87 Sheet1.D3:Sheet1.D3 Sheet1.D4:Sheet1.D87 Sheet1.E3:Sheet1.E3 Sheet1.E4:Sheet1.E87 Sheet1.F3:Sheet1.F3 Sheet1.F4:Sheet1.F87 Sheet1.G3:Sheet1.G3 Sheet1.G4:Sheet1.G87 Sheet1.H3:Sheet1.H3 Sheet1.H4:Sheet1.H87 Sheet1.I3:Sheet1.I3 Sheet1.I4:Sheet1.I87 Sheet1.J3:Sheet1.J3 Sheet1.J4:Sheet1.J87 Sheet1.K3:Sheet1.K3 Sheet1.K4:Sheet1.K87 Sheet1.L3:Sheet1.L3 Sheet1.L4:Sheet1.L87 Sheet1.M3:Sheet1.M3 Sheet1.M4:Sheet1.M87 Sheet1.N3:Sheet1.N3 Sheet1.N4:Sheet1.N87 Sheet1.O3:Sheet1.O3 Sheet1.O4:Sheet1.O87 Sheet1.P3:Sheet1.P3 Sheet1.P4:Sheet1.P87 Sheet1.Q3:Sheet1.Q3 Sheet1.Q4:Sheet1.Q87 Sheet1.R3:Sheet1.R3 Sheet1.R4:Sheet1.R87 Sheet1.S3:Sheet1.S3 Sheet1.S4:Sheet1.S87 Sheet1.T3:Sheet1.T3 Sheet1.T4:Sheet1.T87 Sheet1.U3:Sheet1.U3 Sheet1.U4:Sheet1.U87 Sheet1.V3:Sheet1.V3 Sheet1.V4:Sheet1.V87 Sheet1.W3:Sheet1.W3 Sheet1.W4:Sheet1.W87 Sheet1.X3:Sheet1.X3 Sheet1.X4:Sheet1.X87 Sheet1.Y3:Sheet1.Y3 Sheet1.Y4:Sheet1.Y87 Sheet1.Z3:Sheet1.Z3 Sheet1.Z4:Sheet1.Z87 Sheet1.AA3:Sheet1.AA3 Sheet1.AA4:Sheet1.AA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0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0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9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9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9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9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8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8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8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8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8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8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7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5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3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3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1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1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1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1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0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0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9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9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9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9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8"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7"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7"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7"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7"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7"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7"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7"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7"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7"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7"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5"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5"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4"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4"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4"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4"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3"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3"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3"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3"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5"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5"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3"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5"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5"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21.9" calcext:value-type="float">
            <text:p>21.9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87:.AB8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48:47.913628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2-14T10:52:33.051538231</dc:date>
    <meta:editing-duration>P3DT1H45M10S</meta:editing-duration>
    <meta:editing-cycles>40</meta:editing-cycles>
    <meta:generator>LibreOffice/5.1.4.2$Linux_X86_64 LibreOffice_project/10m0$Build-2</meta:generator>
    <meta:document-statistic meta:table-count="1" meta:cell-count="9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87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87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87" chart:label-cell-address="Sheet1.D3:Sheet1.D3" chart:class="chart:area">
            <chart:data-point chart:repeated="84"/>
          </chart:series>
          <chart:series chart:style-name="ch11" chart:values-cell-range-address="Sheet1.E4:Sheet1.E87" chart:label-cell-address="Sheet1.E3:Sheet1.E3" chart:class="chart:area">
            <chart:data-point chart:repeated="84"/>
          </chart:series>
          <chart:series chart:style-name="ch12" chart:values-cell-range-address="Sheet1.F4:Sheet1.F87" chart:label-cell-address="Sheet1.F3:Sheet1.F3" chart:class="chart:area">
            <chart:data-point chart:repeated="84"/>
          </chart:series>
          <chart:series chart:style-name="ch13" chart:values-cell-range-address="Sheet1.G4:Sheet1.G87" chart:label-cell-address="Sheet1.G3:Sheet1.G3" chart:class="chart:area">
            <chart:data-point chart:repeated="84"/>
          </chart:series>
          <chart:series chart:style-name="ch14" chart:values-cell-range-address="Sheet1.H4:Sheet1.H87" chart:label-cell-address="Sheet1.H3:Sheet1.H3" chart:class="chart:area">
            <chart:data-point chart:repeated="84"/>
          </chart:series>
          <chart:series chart:style-name="ch15" chart:values-cell-range-address="Sheet1.I4:Sheet1.I87" chart:label-cell-address="Sheet1.I3:Sheet1.I3" chart:class="chart:area">
            <chart:data-point chart:repeated="84"/>
          </chart:series>
          <chart:series chart:style-name="ch16" chart:values-cell-range-address="Sheet1.J4:Sheet1.J87" chart:label-cell-address="Sheet1.J3:Sheet1.J3" chart:class="chart:area">
            <chart:data-point chart:repeated="84"/>
          </chart:series>
          <chart:series chart:style-name="ch17" chart:values-cell-range-address="Sheet1.K4:Sheet1.K87" chart:label-cell-address="Sheet1.K3:Sheet1.K3" chart:class="chart:area">
            <chart:data-point chart:repeated="84"/>
          </chart:series>
          <chart:series chart:style-name="ch18" chart:values-cell-range-address="Sheet1.L4:Sheet1.L87" chart:label-cell-address="Sheet1.L3:Sheet1.L3" chart:class="chart:area">
            <chart:data-point chart:repeated="84"/>
          </chart:series>
          <chart:series chart:style-name="ch19" chart:values-cell-range-address="Sheet1.M4:Sheet1.M87" chart:label-cell-address="Sheet1.M3:Sheet1.M3" chart:class="chart:area">
            <chart:data-point chart:repeated="84"/>
          </chart:series>
          <chart:series chart:style-name="ch20" chart:values-cell-range-address="Sheet1.N4:Sheet1.N87" chart:label-cell-address="Sheet1.N3:Sheet1.N3" chart:class="chart:area">
            <chart:data-point chart:repeated="84"/>
          </chart:series>
          <chart:series chart:style-name="ch21" chart:values-cell-range-address="Sheet1.O4:Sheet1.O87" chart:label-cell-address="Sheet1.O3:Sheet1.O3" chart:class="chart:area">
            <chart:data-point chart:repeated="84"/>
          </chart:series>
          <chart:series chart:style-name="ch10" chart:values-cell-range-address="Sheet1.P4:Sheet1.P87" chart:label-cell-address="Sheet1.P3:Sheet1.P3" chart:class="chart:area">
            <chart:data-point chart:repeated="84"/>
          </chart:series>
          <chart:series chart:style-name="ch11" chart:values-cell-range-address="Sheet1.Q4:Sheet1.Q87" chart:label-cell-address="Sheet1.Q3:Sheet1.Q3" chart:class="chart:area">
            <chart:data-point chart:repeated="84"/>
          </chart:series>
          <chart:series chart:style-name="ch12" chart:values-cell-range-address="Sheet1.R4:Sheet1.R87" chart:label-cell-address="Sheet1.R3:Sheet1.R3" chart:class="chart:area">
            <chart:data-point chart:repeated="84"/>
          </chart:series>
          <chart:series chart:style-name="ch13" chart:values-cell-range-address="Sheet1.S4:Sheet1.S87" chart:label-cell-address="Sheet1.S3:Sheet1.S3" chart:class="chart:area">
            <chart:data-point chart:repeated="84"/>
          </chart:series>
          <chart:series chart:style-name="ch14" chart:values-cell-range-address="Sheet1.T4:Sheet1.T87" chart:label-cell-address="Sheet1.T3:Sheet1.T3" chart:class="chart:area">
            <chart:data-point chart:repeated="84"/>
          </chart:series>
          <chart:series chart:style-name="ch22" chart:values-cell-range-address="Sheet1.U4:Sheet1.U87" chart:label-cell-address="Sheet1.U3:Sheet1.U3" chart:class="chart:area">
            <chart:data-point chart:repeated="84"/>
          </chart:series>
          <chart:series chart:style-name="ch16" chart:values-cell-range-address="Sheet1.V4:Sheet1.V87" chart:label-cell-address="Sheet1.V3:Sheet1.V3" chart:class="chart:area">
            <chart:data-point chart:repeated="84"/>
          </chart:series>
          <chart:series chart:style-name="ch17" chart:values-cell-range-address="Sheet1.W4:Sheet1.W87" chart:label-cell-address="Sheet1.W3:Sheet1.W3" chart:class="chart:area">
            <chart:data-point chart:repeated="84"/>
          </chart:series>
          <chart:series chart:style-name="ch18" chart:values-cell-range-address="Sheet1.X4:Sheet1.X87" chart:label-cell-address="Sheet1.X3:Sheet1.X3" chart:class="chart:area">
            <chart:data-point chart:repeated="84"/>
          </chart:series>
          <chart:series chart:style-name="ch19" chart:values-cell-range-address="Sheet1.Y4:Sheet1.Y87" chart:label-cell-address="Sheet1.Y3:Sheet1.Y3" chart:class="chart:area">
            <chart:data-point chart:repeated="84"/>
          </chart:series>
          <chart:series chart:style-name="ch20" chart:values-cell-range-address="Sheet1.Z4:Sheet1.Z87" chart:label-cell-address="Sheet1.Z3:Sheet1.Z3" chart:class="chart:area">
            <chart:data-point chart:repeated="84"/>
          </chart:series>
          <chart:series chart:style-name="ch21" chart:values-cell-range-address="Sheet1.AA4:Sheet1.AA87" chart:label-cell-address="Sheet1.AA3:Sheet1.AA3" chart:class="chart:area">
            <chart:data-point chart:repeated="8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87</svg:desc>
                </draw:g>
              </table:table-cell>
              <table:table-cell office:value-type="float" office:value="0.3">
                <text:p>0.3</text:p>
                <draw:g>
                  <svg:desc>Sheet1.D4:Sheet1.D87</svg:desc>
                </draw:g>
              </table:table-cell>
              <table:table-cell office:value-type="float" office:value="27.7">
                <text:p>27.7</text:p>
                <draw:g>
                  <svg:desc>Sheet1.E4:Sheet1.E87</svg:desc>
                </draw:g>
              </table:table-cell>
              <table:table-cell office:value-type="float" office:value="54.2">
                <text:p>54.2</text:p>
                <draw:g>
                  <svg:desc>Sheet1.F4:Sheet1.F87</svg:desc>
                </draw:g>
              </table:table-cell>
              <table:table-cell office:value-type="float" office:value="2.9">
                <text:p>2.9</text:p>
                <draw:g>
                  <svg:desc>Sheet1.G4:Sheet1.G87</svg:desc>
                </draw:g>
              </table:table-cell>
              <table:table-cell office:value-type="float" office:value="14.8">
                <text:p>14.8</text:p>
                <draw:g>
                  <svg:desc>Sheet1.H4:Sheet1.H87</svg:desc>
                </draw:g>
              </table:table-cell>
              <table:table-cell office:value-type="float" office:value="NaN">
                <text:p>NaN</text:p>
                <draw:g>
                  <svg:desc>Sheet1.I4:Sheet1.I87</svg:desc>
                </draw:g>
              </table:table-cell>
              <table:table-cell office:value-type="float" office:value="NaN">
                <text:p>NaN</text:p>
                <draw:g>
                  <svg:desc>Sheet1.J4:Sheet1.J87</svg:desc>
                </draw:g>
              </table:table-cell>
              <table:table-cell office:value-type="float" office:value="NaN">
                <text:p>NaN</text:p>
                <draw:g>
                  <svg:desc>Sheet1.K4:Sheet1.K87</svg:desc>
                </draw:g>
              </table:table-cell>
              <table:table-cell office:value-type="float" office:value="NaN">
                <text:p>NaN</text:p>
                <draw:g>
                  <svg:desc>Sheet1.L4:Sheet1.L87</svg:desc>
                </draw:g>
              </table:table-cell>
              <table:table-cell office:value-type="float" office:value="NaN">
                <text:p>NaN</text:p>
                <draw:g>
                  <svg:desc>Sheet1.M4:Sheet1.M87</svg:desc>
                </draw:g>
              </table:table-cell>
              <table:table-cell office:value-type="float" office:value="NaN">
                <text:p>NaN</text:p>
                <draw:g>
                  <svg:desc>Sheet1.N4:Sheet1.N87</svg:desc>
                </draw:g>
              </table:table-cell>
              <table:table-cell office:value-type="float" office:value="NaN">
                <text:p>NaN</text:p>
                <draw:g>
                  <svg:desc>Sheet1.O4:Sheet1.O87</svg:desc>
                </draw:g>
              </table:table-cell>
              <table:table-cell office:value-type="float" office:value="NaN">
                <text:p>NaN</text:p>
                <draw:g>
                  <svg:desc>Sheet1.P4:Sheet1.P87</svg:desc>
                </draw:g>
              </table:table-cell>
              <table:table-cell office:value-type="float" office:value="NaN">
                <text:p>NaN</text:p>
                <draw:g>
                  <svg:desc>Sheet1.Q4:Sheet1.Q87</svg:desc>
                </draw:g>
              </table:table-cell>
              <table:table-cell office:value-type="float" office:value="NaN">
                <text:p>NaN</text:p>
                <draw:g>
                  <svg:desc>Sheet1.R4:Sheet1.R87</svg:desc>
                </draw:g>
              </table:table-cell>
              <table:table-cell office:value-type="float" office:value="NaN">
                <text:p>NaN</text:p>
                <draw:g>
                  <svg:desc>Sheet1.S4:Sheet1.S87</svg:desc>
                </draw:g>
              </table:table-cell>
              <table:table-cell office:value-type="float" office:value="NaN">
                <text:p>NaN</text:p>
                <draw:g>
                  <svg:desc>Sheet1.T4:Sheet1.T87</svg:desc>
                </draw:g>
              </table:table-cell>
              <table:table-cell office:value-type="float" office:value="NaN">
                <text:p>NaN</text:p>
                <draw:g>
                  <svg:desc>Sheet1.U4:Sheet1.U87</svg:desc>
                </draw:g>
              </table:table-cell>
              <table:table-cell office:value-type="float" office:value="NaN">
                <text:p>NaN</text:p>
                <draw:g>
                  <svg:desc>Sheet1.V4:Sheet1.V87</svg:desc>
                </draw:g>
              </table:table-cell>
              <table:table-cell office:value-type="float" office:value="NaN">
                <text:p>NaN</text:p>
                <draw:g>
                  <svg:desc>Sheet1.W4:Sheet1.W87</svg:desc>
                </draw:g>
              </table:table-cell>
              <table:table-cell office:value-type="float" office:value="NaN">
                <text:p>NaN</text:p>
                <draw:g>
                  <svg:desc>Sheet1.X4:Sheet1.X87</svg:desc>
                </draw:g>
              </table:table-cell>
              <table:table-cell office:value-type="float" office:value="NaN">
                <text:p>NaN</text:p>
                <draw:g>
                  <svg:desc>Sheet1.Y4:Sheet1.Y87</svg:desc>
                </draw:g>
              </table:table-cell>
              <table:table-cell office:value-type="float" office:value="NaN">
                <text:p>NaN</text:p>
                <draw:g>
                  <svg:desc>Sheet1.Z4:Sheet1.Z87</svg:desc>
                </draw:g>
              </table:table-cell>
              <table:table-cell office:value-type="float" office:value="NaN">
                <text:p>NaN</text:p>
                <draw:g>
                  <svg:desc>Sheet1.AA4:Sheet1.AA87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